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22485" officeooo:paragraph-rsid="00122485"/>
    </style:style>
    <style:style style:name="P2" style:family="paragraph" style:parent-style-name="Standard">
      <style:paragraph-properties fo:text-align="center" style:justify-single-word="false"/>
      <style:text-properties fo:font-size="16pt" officeooo:rsid="00122485" officeooo:paragraph-rsid="00122485" style:font-size-asian="16pt" style:font-size-complex="16pt"/>
    </style:style>
    <style:style style:name="P3" style:family="paragraph" style:parent-style-name="Standard">
      <style:paragraph-properties fo:text-align="start" style:justify-single-word="false"/>
      <style:text-properties officeooo:rsid="0012f588" officeooo:paragraph-rsid="0012f588"/>
    </style:style>
    <style:style style:name="P4" style:family="paragraph" style:parent-style-name="Standard">
      <style:paragraph-properties fo:text-align="start" style:justify-single-word="false"/>
      <style:text-properties officeooo:rsid="0012f588" officeooo:paragraph-rsid="0014fe75"/>
    </style:style>
    <style:style style:name="P5" style:family="paragraph" style:parent-style-name="Standard">
      <style:paragraph-properties fo:text-align="start" style:justify-single-word="false"/>
      <style:text-properties officeooo:rsid="00147693" officeooo:paragraph-rsid="00147693"/>
    </style:style>
    <style:style style:name="P6" style:family="paragraph" style:parent-style-name="Standard">
      <style:paragraph-properties fo:text-align="start" style:justify-single-word="false"/>
      <style:text-properties fo:font-weight="bold" officeooo:rsid="00147693" officeooo:paragraph-rsid="00147693" style:font-weight-asian="bold" style:font-weight-complex="bold"/>
    </style:style>
    <style:style style:name="P7" style:family="paragraph" style:parent-style-name="Standard">
      <style:paragraph-properties fo:text-align="start" style:justify-single-word="false"/>
      <style:text-properties fo:font-weight="bold" officeooo:rsid="0014fe75" officeooo:paragraph-rsid="0014fe75" style:font-weight-asian="bold" style:font-weight-complex="bold"/>
    </style:style>
    <style:style style:name="P8" style:family="paragraph" style:parent-style-name="Standard">
      <style:paragraph-properties fo:text-align="start" style:justify-single-word="false"/>
      <style:text-properties fo:font-weight="bold" officeooo:rsid="001b3c76" officeooo:paragraph-rsid="001b3c76" style:font-weight-asian="bold" style:font-weight-complex="bold"/>
    </style:style>
    <style:style style:name="P9" style:family="paragraph" style:parent-style-name="Standard">
      <style:paragraph-properties fo:text-align="start" style:justify-single-word="false"/>
      <style:text-properties fo:font-weight="bold" officeooo:rsid="001dc90b" officeooo:paragraph-rsid="001dc90b" style:font-weight-asian="bold" style:font-weight-complex="bold"/>
    </style:style>
    <style:style style:name="P10" style:family="paragraph" style:parent-style-name="Standard">
      <style:paragraph-properties fo:text-align="start" style:justify-single-word="false"/>
      <style:text-properties fo:font-weight="bold" officeooo:rsid="002911e2" officeooo:paragraph-rsid="002911e2" style:font-weight-asian="bold" style:font-weight-complex="bold"/>
    </style:style>
    <style:style style:name="P11" style:family="paragraph" style:parent-style-name="Standard">
      <style:paragraph-properties fo:text-align="start" style:justify-single-word="false"/>
      <style:text-properties fo:font-weight="normal" officeooo:rsid="00147693" officeooo:paragraph-rsid="00147693" style:font-weight-asian="normal" style:font-weight-complex="normal"/>
    </style:style>
    <style:style style:name="P12" style:family="paragraph" style:parent-style-name="Standard">
      <style:paragraph-properties fo:text-align="start" style:justify-single-word="false"/>
      <style:text-properties fo:font-weight="normal" officeooo:rsid="0014fe75" officeooo:paragraph-rsid="0014fe75" style:font-weight-asian="normal" style:font-weight-complex="normal"/>
    </style:style>
    <style:style style:name="P13" style:family="paragraph" style:parent-style-name="Standard">
      <style:paragraph-properties fo:text-align="start" style:justify-single-word="false"/>
      <style:text-properties fo:font-weight="normal" officeooo:rsid="0014fe75" officeooo:paragraph-rsid="001869dd" style:font-weight-asian="normal" style:font-weight-complex="normal"/>
    </style:style>
    <style:style style:name="P14" style:family="paragraph" style:parent-style-name="Standard">
      <style:paragraph-properties fo:text-align="start" style:justify-single-word="false"/>
      <style:text-properties fo:font-weight="normal" officeooo:rsid="00158add" officeooo:paragraph-rsid="00158add" style:font-weight-asian="normal" style:font-weight-complex="normal"/>
    </style:style>
    <style:style style:name="P15" style:family="paragraph" style:parent-style-name="Standard">
      <style:paragraph-properties fo:text-align="start" style:justify-single-word="false"/>
      <style:text-properties fo:font-weight="normal" officeooo:rsid="00158add" officeooo:paragraph-rsid="0016b793" style:font-weight-asian="normal" style:font-weight-complex="normal"/>
    </style:style>
    <style:style style:name="P16" style:family="paragraph" style:parent-style-name="Standard">
      <style:paragraph-properties fo:text-align="start" style:justify-single-word="false"/>
      <style:text-properties fo:font-weight="normal" officeooo:rsid="0016b793" officeooo:paragraph-rsid="0016b793" style:font-weight-asian="normal" style:font-weight-complex="normal"/>
    </style:style>
    <style:style style:name="P17" style:family="paragraph" style:parent-style-name="Standard">
      <style:paragraph-properties fo:text-align="start" style:justify-single-word="false"/>
      <style:text-properties fo:font-weight="normal" officeooo:rsid="00192af9" officeooo:paragraph-rsid="00192af9" style:font-weight-asian="normal" style:font-weight-complex="normal"/>
    </style:style>
    <style:style style:name="P18" style:family="paragraph" style:parent-style-name="Standard">
      <style:paragraph-properties fo:text-align="start" style:justify-single-word="false"/>
      <style:text-properties fo:font-weight="normal" officeooo:rsid="001ac7dd" officeooo:paragraph-rsid="001ac7dd" style:font-weight-asian="normal" style:font-weight-complex="normal"/>
    </style:style>
    <style:style style:name="P19" style:family="paragraph" style:parent-style-name="Standard">
      <style:paragraph-properties fo:text-align="start" style:justify-single-word="false"/>
      <style:text-properties fo:font-weight="normal" officeooo:rsid="001b3c76" officeooo:paragraph-rsid="001b3c76" style:font-weight-asian="normal" style:font-weight-complex="normal"/>
    </style:style>
    <style:style style:name="P20" style:family="paragraph" style:parent-style-name="Standard">
      <style:paragraph-properties fo:text-align="start" style:justify-single-word="false"/>
      <style:text-properties fo:font-weight="normal" officeooo:rsid="001dc90b" officeooo:paragraph-rsid="001dc90b" style:font-weight-asian="normal" style:font-weight-complex="normal"/>
    </style:style>
    <style:style style:name="P21" style:family="paragraph" style:parent-style-name="Standard">
      <style:paragraph-properties fo:text-align="start" style:justify-single-word="false"/>
      <style:text-properties fo:font-weight="normal" officeooo:rsid="001f2991" officeooo:paragraph-rsid="001f2991" style:font-weight-asian="normal" style:font-weight-complex="normal"/>
    </style:style>
    <style:style style:name="P22" style:family="paragraph" style:parent-style-name="Standard">
      <style:paragraph-properties fo:text-align="start" style:justify-single-word="false"/>
      <style:text-properties fo:font-weight="normal" officeooo:rsid="0020ab49" officeooo:paragraph-rsid="00244049" style:font-weight-asian="normal" style:font-weight-complex="normal"/>
    </style:style>
    <style:style style:name="P23" style:family="paragraph" style:parent-style-name="Standard">
      <style:paragraph-properties fo:text-align="start" style:justify-single-word="false"/>
      <style:text-properties fo:font-weight="normal" officeooo:rsid="00262a0b" officeooo:paragraph-rsid="00262a0b" style:font-weight-asian="normal" style:font-weight-complex="normal"/>
    </style:style>
    <style:style style:name="P24" style:family="paragraph" style:parent-style-name="Standard">
      <style:paragraph-properties fo:text-align="start" style:justify-single-word="false"/>
      <style:text-properties fo:font-weight="normal" officeooo:rsid="002911e2" officeooo:paragraph-rsid="002911e2" style:font-weight-asian="normal" style:font-weight-complex="normal"/>
    </style:style>
    <style:style style:name="T1" style:family="text">
      <style:text-properties officeooo:rsid="00147693"/>
    </style:style>
    <style:style style:name="T2" style:family="text">
      <style:text-properties officeooo:rsid="0014fe75"/>
    </style:style>
    <style:style style:name="T3" style:family="text">
      <style:text-properties officeooo:rsid="00158add"/>
    </style:style>
    <style:style style:name="T4" style:family="text">
      <style:text-properties officeooo:rsid="0016b793"/>
    </style:style>
    <style:style style:name="T5" style:family="text">
      <style:text-properties officeooo:rsid="001869dd"/>
    </style:style>
    <style:style style:name="T6" style:family="text">
      <style:text-properties officeooo:rsid="00192af9"/>
    </style:style>
    <style:style style:name="T7" style:family="text">
      <style:text-properties officeooo:rsid="001ac7dd"/>
    </style:style>
    <style:style style:name="T8" style:family="text">
      <style:text-properties officeooo:rsid="001b3c76"/>
    </style:style>
    <style:style style:name="T9" style:family="text">
      <style:text-properties officeooo:rsid="001cb5b1"/>
    </style:style>
    <style:style style:name="T10" style:family="text">
      <style:text-properties officeooo:rsid="001d3aba"/>
    </style:style>
    <style:style style:name="T11" style:family="text">
      <style:text-properties officeooo:rsid="0020ab49"/>
    </style:style>
    <style:style style:name="T12" style:family="text">
      <style:text-properties officeooo:rsid="00244049"/>
    </style:style>
    <style:style style:name="T13" style:family="text">
      <style:text-properties officeooo:rsid="002911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llar off-line fund exchange algorithm</text:p>
      <text:p text:style-name="P1">(c) 2015 by sacarlson <text:s/><text:a xlink:type="simple" xlink:href="mailto:sacarlson_2000@yahoo.com">sacarlson_2000@yahoo.com</text:a></text:p>
      <text:p text:style-name="P1"/>
      <text:p text:style-name="P6">What are we trying to do?</text:p>
      <text:p text:style-name="P4">The goal <text:span text:style-name="T1">of this project </text:span>is to create a method to allow making safe secure Stellar asset transactions without <text:span text:style-name="T2">continuous </text:span>Internet connectivity. <text:s/>This would allow remote locations without full coverage Internet services to still <text:span text:style-name="T1">perform</text:span> asset transaction between people or businesses. <text:s text:c="2"/><text:span text:style-name="T1">As an added benefit transactions without the Internet can be performed very fast in theory less than 1 sec.</text:span></text:p>
      <text:p text:style-name="P3"/>
      <text:p text:style-name="P6">What hardware would be needed:</text:p>
      <text:p text:style-name="P5">To perform such an action would require hardware of at least a small low powered android phone or laptop <text:span text:style-name="T2">computer</text:span>.</text:p>
      <text:p text:style-name="P5"/>
      <text:p text:style-name="P6">Basic <text:span text:style-name="T2">preview</text:span> of the algorithm</text:p>
      <text:p text:style-name="P11">In short what this algorithm does is use an automated trusted witness that will verify that funds of a target account are locked from being used to send money to anyone accept one other preselected added signer for some window of time. <text:s text:c="2"/>Before a transaction is made the receiver of funds, they will do a check of the signed witnessed document to verify funds are available in the account, and locked for <text:s/>a time window that they know they can get to a live Internet to collect it, and that they are the only other signer on this account that can possibly collect the funds. <text:s text:c="2"/>This trust bot or many of them will be on a list of known trust bots much like what we presently use in https certificate websites. <text:s/></text:p>
      <text:p text:style-name="P11"/>
      <text:p text:style-name="P7">Detailed steps performed in the background</text:p>
      <text:p text:style-name="P13">As far as the payer and payee is concerned, most of this would be done in software, so as complex as it may sound here to them it is much the same as if they are connected to the Internet to do transactions. <text:s/>In this list of actions below, we will be using terms of sequence number or seq in a relative sense of when these actions began and ended. <text:s/>In reality this sequence number is the sequence number from the records in the stellar database when the witness trust bot recorded and signed it. <text:s/><text:span text:style-name="T4">We will also be involved with two accounts and one signer keypair of the Witness Trust bot that is permanently locked to never be able to transact funds on it's own account. <text:s/>We will name these “A. master target account ”, <text:s text:c="3"/>“B. Witness Trust keypair (locked)”, “C. payee target account ”,</text:span></text:p>
      <text:p text:style-name="P13"/>
      <text:p text:style-name="P21">details on the Witness Trust keypair account B: <text:s/>This account is special in that it can't even make transaction with it's own account. <text:s/>This is done by setting it's thresholds settings to master_weight 0, low 0, med, 0, high 0. <text:s/>with this setting the account can be used as a signer but can't transact any of it's own funds.</text:p>
      <text:p text:style-name="P12"/>
      <text:p text:style-name="P12">seq 1 start with a fresh unlocked active account <text:span text:style-name="T5">A</text:span></text:p>
      <text:p text:style-name="P12"/>
      <text:p text:style-name="P12">seq 2 - <text:s/>3 the master of the target account <text:span text:style-name="T5">A</text:span> adds two signers to this account</text:p>
      <text:p text:style-name="P12">one being the planed witness trust bot account <text:span text:style-name="T5">keypair B</text:span> and the other being the target payee account <text:span text:style-name="T5">C</text:span></text:p>
      <text:p text:style-name="P12"/>
      <text:p text:style-name="P12">seq 4 the master of the target account <text:span text:style-name="T5">A</text:span> now changes the account thresholds to <text:span text:style-name="T3">master_weight: 1, low: 2, med: 2, high: 2. <text:s/>This account is now locked with the master unable to send funds to anyone other than the payee account C that can sign for it. <text:s/>Part of the trust bot pledge is to not accept any sign-able funds received, to guarantee this the trust bot seed key account is not an active account just a signer key set.</text:span></text:p>
      <text:p text:style-name="P12"/>
      <text:p text:style-name="P14">The target account can now be funded with assets planed to be spent for the lock time window</text:p>
      <text:p text:style-name="P14"/>
      <text:p text:style-name="P15"><text:soft-page-break/>With the funded locked account the master of the target account <text:span text:style-name="T6">A </text:span>will now have the account witnessed and signed by the witness trust bot<text:span text:style-name="T6">s keypair B</text:span>. <text:s/>The master of the target account <text:span text:style-name="T6">A</text:span> will send his public address and a time-bound timestamp of when <text:span text:style-name="T4">he wants</text:span> the account <text:span text:style-name="T4">to</text:span> be allowed to again<text:span text:style-name="T4"> </text:span>transact his own funds. <text:s/>The Witness Trust bot will return a signed data packet that includes a snapshot of all the info seen on the target account at this time from the stellar network database <text:span text:style-name="T4">with the assets it now holds as well</text:span>. <text:s/>The Witness Trust bot will also return a <text:span text:style-name="T6">signed </text:span>timebound transaction <text:span text:style-name="T4">for seq 5</text:span> that the master <text:span text:style-name="T4">of the target account can sign and use after the timebound <text:s/>window in the event no other transactions are made to the target payee before that time.</text:span></text:p>
      <text:p text:style-name="P15"/>
      <text:p text:style-name="P16">Some random time passes before the timebound expire</text:p>
      <text:p text:style-name="P16"/>
      <text:p text:style-name="P16">The <text:span text:style-name="T6">master target account A holder gets thirsty and wants to buy a beer form a beer vendor that holds they they keypair seed of account C. <text:s/></text:span></text:p>
      <text:p text:style-name="P16"/>
      <text:p text:style-name="P17">The master target holder creates a signed transaction <text:span text:style-name="T7">on seq 5</text:span> for the payment of the beer and sends this with with witnessed data package from the witness trust bot <text:span text:style-name="T7">for the vendor to analyze.</text:span></text:p>
      <text:p text:style-name="P17"/>
      <text:p text:style-name="P17">The beer vendor analyzes the <text:span text:style-name="T7">transaction and signed </text:span>witness document to verify that the locked funds needed for the purchase are available and that the time window is within a range that is acceptable for him to get to an active Internet to submit the transaction on the stellar network to collect the funds <text:span text:style-name="T7">before the timebound expires</text:span>. </text:p>
      <text:p text:style-name="P17"/>
      <text:p text:style-name="P18">If for some reason the master target A holder never finds the beer vendor and the timebound window expires. <text:s text:c="2"/>He would submit the transaction give to him by the witness trust bot above to unlock the unspent funds back to default thresholds of master_weight 1; low 0 , med 0, high 0. <text:s/>this unlocks the account allowing the master target A to transact normally with just his single signing.</text:p>
      <text:p text:style-name="P18"/>
      <text:p text:style-name="P18">If the master target A holder doesn't spend all the money but just part of the funds to buy beer, he can go back to the witness trust bot to have it issue him another timebound transaction with the needed updated sequence number seq 6 now included. <text:s/>If the timebound window has expired the master can then submit this transaction to the stellar network to get his remaining funds unlocked.</text:p>
      <text:p text:style-name="P15"/>
      <text:p text:style-name="P15"><text:s/></text:p>
      <text:p text:style-name="P12"/>
      <text:p text:style-name="P7">Details of what the payer and payee would see and do:</text:p>
      <text:p text:style-name="P18">people looking at the above document may think this is too complicated for people to deal with. <text:s/>But remind you it's not people that perform most of the actions. <text:s/>It's software in the background that does <text:span text:style-name="T10">most the hard stuff</text:span> above. <text:s/>So here to clarify this is what humans <text:span text:style-name="T8">could </text:span>see when they transact.</text:p>
      <text:p text:style-name="P18"/>
      <text:p text:style-name="P18">A. the android phone auto <text:span text:style-name="T10">transfers </text:span><text:s/>funds <text:span text:style-name="T10">from a base account to smaller transit accounts</text:span> and lock<text:span text:style-name="T8">s</text:span> <text:span text:style-name="T8">the </text:span>funds <text:span text:style-name="T8">into each of these accounts</text:span> each mor<text:span text:style-name="T8">n</text:span>ing before the master leaves to go out. <text:s/><text:span text:style-name="T8">These accounts single payee points can be collected over time be the phone listening for bluetooth broadcasts that will be picked up when within the <text:s/>proximity of an active vendor that the master may walk by or even purchase things from everyday. <text:s/>They can also be entered manually with a QR code scan of a person or vendors account before a purchase or payment is ever made. <text:s/></text:span></text:p>
      <text:p text:style-name="P18"/>
      <text:p text:style-name="P18">B. the master gets thirsty and see's <text:span text:style-name="T8">a</text:span> known <text:span text:style-name="T8">beer </text:span>vendor on the list of accounts the master holds</text:p>
      <text:p text:style-name="P18"/>
      <text:p text:style-name="P19">C. The vendor enters the purchase into his android vendor app or PC cash register app by scanning the beer bar code with his phone or PC scanner. <text:s/>His software looks up the price of the beer and broadcast the purchase on bluetooth RF for the customer to pick up.</text:p>
      <text:p text:style-name="P19"/>
      <text:p text:style-name="P19"><text:soft-page-break/>D. the customer brings up his android app to pay his bill. <text:s/>It scans for the broadcast from the vendor with the payment amount and a short description of <text:span text:style-name="T9">each of </text:span>the purchase <text:span text:style-name="T9">items</text:span> and <text:span text:style-name="T9">a</text:span> total. <text:s/><text:span text:style-name="T9">The master </text:span>glances at the purchase and hits the OK button to send the funds to the vendor.</text:p>
      <text:p text:style-name="P19"/>
      <text:p text:style-name="P19">E. <text:s/>The vendor see's the payment packet from the <text:span text:style-name="T9">master </text:span>buyer and his android or PC app shows green as the funds have been accepted and cleared. <text:s/></text:p>
      <text:p text:style-name="P19"/>
      <text:p text:style-name="P19">F. <text:s/>the master picks up his beer off the vendors counter, leaves the store and drinks his cold beer.</text:p>
      <text:p text:style-name="P19"/>
      <text:p text:style-name="P8">Person to person transaction</text:p>
      <text:p text:style-name="P23">long story short there is no difference seen by the user making a transaction whether making it in the on-line mode or off-line mode but I already wrote this so go ahead and read on if you want.</text:p>
      <text:p text:style-name="P23"/>
      <text:p text:style-name="P19">In this case we have two people one <text:span text:style-name="T11">person A</text:span> <text:span text:style-name="T12">(Apple) </text:span>that ow<text:span text:style-name="T11">es</text:span> the other <text:span text:style-name="T11">person B (Ben) </text:span>some money for buying him a beer the day before and he forgot his phone that day <text:span text:style-name="T11">so didn't already pay him</text:span>.</text:p>
      <text:p text:style-name="P22">At this point there are two options as to who starts a transaction <text:span text:style-name="T12">in this case <text:s/>Ben opens his android app in receive payment mode, enters in the box the amount he wants to be paid from Apple. <text:s/>He hits the broadcast button and his phone then starts sending out a signal. <text:s/>Apple can now open her phone app in the send funds mode if she didn't already and from there she can see the proximity broadcast from Ben asking for payment. <text:s/>In the payment field will also be identity info she can recognize including his name and even his id picture can be seen if she already had that stored in her trust list. <text:s/>She would also see the amount that Ben is asking for. <text:s/>All she needs to do is touch Ben's box as the destination field and hit the OK button and Ben will see on his screen that he received the transaction. <text:s/>The End. </text:span></text:p>
      <text:p text:style-name="P22"/>
      <text:p text:style-name="P22"><text:span text:style-name="T12">There are other <text:s/>options as to how the above could transact including sharing QR code between one or the other. <text:s/>In reality the transaction would not be seen any different than a normal wallet transaction that had Internet connectivity as far as what Apple and Ben see. <text:s/>The same wallet software can detect that it has Internet connectivity or not and decide weather to use standard stellar transaction method or off-line mode. <text:s/>The off-line mode or the on-line mode can be disabled in the app if desired in the options of the app. <text:s/>If Internet is intermittent in respect to what the android phone sees, the app can also start sending off-line transactions it collected when it was off-line. <text:s/>It could also detect when the trust gateway starts failing to make some of the transaction redirects and auto disable any more transactions to that trust gateway.</text:span></text:p>
      <text:p text:style-name="P19"/>
      <text:p text:style-name="P19"/>
      <text:p text:style-name="P9">How many payee account points <text:span text:style-name="T13">or trust gateway transfer points </text:span>will we need?</text:p>
      <text:p text:style-name="P20">This system really wouldn't work if at least some groups of vendors didn't team up or start to trust a single or small number of trust transfer gateway points. <text:s/>A <text:span text:style-name="T8"><text:s/>trust transfer gateway point will receive funds and from the memo field </text:span>in the transaction <text:span text:style-name="T8">would redistribute </text:span>the assets<text:span text:style-name="T8"> to the vendors main stellar account in whatever currency asset it wants to hold them in or it would transfer the funds direct to a bank account the vendor has selected </text:span>at the gateway<text:span text:style-name="T8">. <text:s/></text:span>Some big chain franchises may have there own trust transfer points that would distribute back to each store the purchase was made from. <text:s/><text:span text:style-name="T11">I would assume that <text:s/>private trust transfer gateways would charge for this service but it cost very little to implement and has virtually no risk on the side of the trust transfer gateway when moving funds between just other stellar accounts so the fees should be very small. <text:s/>The only risk is on the side of the vendor that has to trust this trust gateway entity to not run off with the funds that were sent to them to transfer. <text:s/>There will be groups of people that use the trust gateways, that will feedback as to how they perform and audit the trust gateways for the public can see.</text:span></text:p>
      <text:p text:style-name="P20"/>
      <text:p text:style-name="P20"/>
      <text:p text:style-name="P10"><text:soft-page-break/>When will we have this?</text:p>
      <text:p text:style-name="P24">As all this above text sounds like future talk in reality much of what is explained above has already been writen. <text:s/>The new stellar-core network is already running and we already have written the infrastructure for multi sign transaction used in the above in what is called the multi-sign-server and muli-sign-websocket software . <text:s text:c="2"/>The witness trust bot used in this algorithm already exists and is now running on the stellar-core testnet for the world to see. <text:s/>We have already performed all the above explained transaction in tests to verify how it can be done and have provided published examples. <text:s/>So we already have most of it complete. <text:s/>The only part left is to write the android application to use the already existing infrastructure. <text:s text:c="2"/>So I would expect it should be possible to complete in less than 6 months even for a single programmer like myself to develop. <text:s/>For more details about multi-sign-websocket and other developments see <text:a xlink:type="simple" xlink:href="https://github.com/sacarlson/stellar_utility/tree/master/multi-sign-websocket">https://github.com/sacarlson/stellar_utility/tree/master/multi-sign-websocket</text:a> and https://github.com/sacarlson/stellar_ut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arlson </meta:initial-creator>
    <meta:creation-date>2015-10-15T20:10:48.564102313</meta:creation-date>
    <dc:date>2015-10-17T10:33:44.380492160</dc:date>
    <dc:creator>sacarlson </dc:creator>
    <meta:editing-duration>PT14H32M27S</meta:editing-duration>
    <meta:editing-cycles>10</meta:editing-cycles>
    <meta:generator>LibreOffice/4.2.8.2$Linux_X86_64 LibreOffice_project/420m0$Build-2</meta:generator>
    <meta:document-statistic meta:table-count="0" meta:image-count="0" meta:object-count="0" meta:page-count="4" meta:paragraph-count="41" meta:word-count="2114" meta:character-count="11820" meta:non-whitespace-character-count="9664"/>
  </office:meta>
</office:document-meta>
</file>